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-color="#ffcccc" draw:textarea-horizontal-align="justify" draw:textarea-vertical-align="middle" draw:auto-grow-height="false"/>
    </style:style>
    <style:style style:name="gr4" style:family="graphic" style:parent-style-name="standard">
      <style:graphic-properties draw:fill-color="#ccffcc" draw:auto-grow-height="false" fo:min-height="0.749cm" fo:min-width="0.499cm" fo:wrap-option="no-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2.032cm" svg:x="10.398cm" svg:y="17.002cm">
          <text:p text:style-name="P1">Process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572cm" svg:height="1.524cm" svg:x="6.08cm" svg:y="10.652cm">
          <text:p text:style-name="P1">Function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2.667cm" svg:x="13.065cm" svg:y="20.304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layer="layout" svg:width="3.556cm" svg:height="3.048cm" svg:x="4.302cm" svg:y="23.479cm">
          <text:p>Html pag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text-style-name="P1" xml:id="id1" draw:id="id1" draw:layer="layout" svg:width="3.937cm" svg:height="2.032cm" svg:x="11.868cm" svg:y="37.719cm">
          <text:p text:style-name="P1">Linux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3.556cm" svg:height="2.667cm" svg:x="23.988cm" svg:y="36.688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layer="layout" svg:width="3.682cm" svg:height="3.048cm" svg:x="2.652cm" svg:y="36.688cm">
          <text:p>Html pag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2" draw:id="id2" draw:layer="layout" svg:width="4.317cm" svg:height="1.396cm" svg:x="8.875cm" svg:y="34.275cm">
          <text:p text:style-name="P1">Start script <text:line-break/>client b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445cm" svg:height="1.524cm" svg:x="14.717cm" svg:y="34.348cm">
          <text:p text:style-name="P1">Start script <text:line-break/>webserver boo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836cm" svg:y1="37.719cm" svg:x2="11.033cm" svg:y2="35.671cm" draw:start-shape="id1" draw:start-glue-point="0" draw:end-shape="id2" draw:end-glue-point="2" svg:d="M13836 37719l-2803-2048" svg:viewBox="0 0 2804 2049">
          <text:p/>
        </draw:connector>
        <draw:connector draw:style-name="gr5" draw:text-style-name="P1" draw:layer="layout" draw:type="line" svg:x1="13.836cm" svg:y1="37.719cm" svg:x2="16.939cm" svg:y2="35.872cm" draw:start-shape="id1" draw:start-glue-point="0" draw:end-shape="id3" draw:end-glue-point="2" svg:d="M13836 37719l3103-1847" svg:viewBox="0 0 3104 1848">
          <text:p/>
        </draw:connector>
      </draw:page>
      <draw:page draw:name="page2" draw:style-name="dp1" draw:master-page-name="Default">
        <draw:custom-shape draw:style-name="gr1" draw:text-style-name="P1" xml:id="id4" draw:id="id4" draw:layer="layout" svg:width="3.937cm" svg:height="2.032cm" svg:x="11.867cm" svg:y="37.718cm">
          <text:p text:style-name="P1">Linux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3.556cm" svg:height="2.667cm" svg:x="23.987cm" svg:y="36.687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layer="layout" svg:width="3.682cm" svg:height="3.048cm" svg:x="2.651cm" svg:y="36.687cm">
          <text:p>Html pag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5" draw:id="id5" draw:layer="layout" svg:width="4.445cm" svg:height="1.524cm" svg:x="8.874cm" svg:y="34.274cm">
          <text:p text:style-name="P1">Start script <text:line-break/>client b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445cm" svg:height="1.524cm" svg:x="14.716cm" svg:y="34.347cm">
          <text:p text:style-name="P1">Start script <text:line-break/>webserver boo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835cm" svg:y1="37.718cm" svg:x2="11.096cm" svg:y2="35.798cm" draw:start-shape="id4" draw:start-glue-point="0" draw:end-shape="id5" draw:end-glue-point="2" svg:d="M13835 37718l-2739-1920" svg:viewBox="0 0 2740 1921">
          <text:p/>
        </draw:connector>
        <draw:connector draw:style-name="gr5" draw:text-style-name="P1" draw:layer="layout" draw:type="line" svg:x1="13.835cm" svg:y1="37.718cm" svg:x2="16.938cm" svg:y2="35.871cm" draw:start-shape="id4" draw:start-glue-point="0" draw:end-shape="id6" draw:end-glue-point="2" svg:d="M13835 37718l3103-1847" svg:viewBox="0 0 3104 1848">
          <text:p/>
        </draw:connector>
        <draw:custom-shape draw:style-name="gr1" draw:text-style-name="P1" draw:layer="layout" svg:width="3.937cm" svg:height="2.032cm" svg:x="6.167cm" svg:y="31.519cm">
          <text:p text:style-name="P1">Linux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937cm" svg:height="2.032cm" svg:x="14.667cm" svg:y="31.52cm">
          <text:p text:style-name="P1">Linux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8T23:07:15.875500350</meta:creation-date>
    <dc:date>2015-02-14T23:04:14.267430614</dc:date>
    <meta:editing-duration>PT13M11S</meta:editing-duration>
    <meta:editing-cycles>3</meta:editing-cycles>
    <meta:generator>LibreOffice/4.2.7.2$Linux_X86_64 LibreOffice_project/420m0$Build-2</meta:generator>
    <meta:print-date>2014-12-28T23:31:22.828407911</meta:print-date>
    <meta:document-statistic meta:object-count="20"/>
  </office:meta>
</office:document-meta>
</file>